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  <style:style style:name="P2" style:family="paragraph" style:parent-style-name="Standard">
      <style:text-properties officeooo:rsid="000622d6" officeooo:paragraph-rsid="000622d6"/>
    </style:style>
    <style:style style:name="P3" style:family="paragraph" style:parent-style-name="Standard">
      <style:text-properties officeooo:rsid="00076987" officeooo:paragraph-rsid="000769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Atharv</text:p>
      <text:p text:style-name="P1"/>
      <text:p text:style-name="P3">Time for version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2:47:55.383999557</dc:date>
    <meta:editing-duration>PT6M1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" meta:word-count="8" meta:character-count="32" meta:non-whitespace-character-count="26"/>
  </office:meta>
</office:document-meta>
</file>